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League Spartan" svg:font-family="'League Spartan', sans-serif"/>
    <style:font-face style:name="OpenSymbol" svg:font-family="Open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left"/>
    </style:style>
    <style:style style:name="Tabelle1.A" style:family="table-column">
      <style:table-column-properties style:column-width="0.506cm"/>
    </style:style>
    <style:style style:name="Tabelle1.B" style:family="table-column">
      <style:table-column-properties style:column-width="16.494cm"/>
    </style:style>
    <style:style style:name="Tabelle1.A1" style:family="table-cell">
      <style:table-cell-properties style:vertical-align="middle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background-color="transparent" fo:padding="0cm" fo:border="none">
        <style:background-image/>
      </style:paragraph-properties>
    </style:style>
    <style:style style:name="P3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background-color="transparent" fo:padding="0cm" fo:border="none">
        <style:background-image/>
      </style:paragraph-properties>
    </style:style>
    <style:style style:name="P4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  <style:text-properties fo:font-variant="normal" fo:text-transform="none" fo:color="#afafaf" style:font-name="Times New Roman" fo:font-size="10pt" fo:font-style="normal" fo:font-weight="normal" fo:background-color="#ffffff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style:font-name="Times New Roman" fo:font-size="10pt" fo:background-color="#ffffff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7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8" style:family="paragraph" style:parent-style-name="Heading_20_4">
      <style:paragraph-properties fo:margin-left="0cm" fo:margin-right="0cm" fo:margin-top="0cm" fo:margin-bottom="0cm" fo:line-height="150%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Heading_20_2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Heading_20_2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" style:family="text">
      <style:text-properties fo:font-variant="normal" fo:text-transform="none" fo:color="#333333" fo:letter-spacing="normal" fo:font-style="normal" fo:font-weight="normal" fo:background-color="transparent" style:font-name-asian="Helvetica Neue" style:font-style-asian="normal" style:font-weight-asian="normal" style:font-name-complex="Helvetica Neue" style:font-style-complex="normal" style:font-weight-complex="normal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fo:background-color="transparent" style:font-size-asian="12pt" style:font-size-complex="12pt"/>
    </style:style>
    <style:style style:name="T3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57878" style:font-name="Times New Roman" fo:font-size="12pt" fo:letter-spacing="normal" fo:font-style="normal" fo:font-weight="normal" fo:background-color="transparent" style:font-size-asian="12pt" style:font-size-complex="12pt"/>
    </style:style>
    <style:style style:name="T5" style:family="text">
      <style:text-properties fo:font-variant="normal" fo:text-transform="none" fo:color="#ffffff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afafaf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font-style="normal" fo:font-weight="normal" fo:background-color="#ffffff"/>
    </style:style>
    <style:style style:name="T8" style:family="text">
      <style:text-properties fo:font-variant="normal" fo:text-transform="none" fo:color="#000000" style:font-name="Times New Roman" fo:font-size="12pt" fo:font-style="normal" fo:font-weight="normal" fo:background-color="#ffffff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0pt" fo:font-style="normal" fo:font-weight="normal" fo:background-color="#ffffff" style:font-size-asian="10pt" style:font-size-complex="10pt"/>
    </style:style>
    <style:style style:name="T10" style:family="text">
      <style:text-properties fo:font-variant="normal" fo:text-transform="none" fo:color="#008200" style:font-name="Times New Roman" fo:font-style="normal" fo:font-weight="normal" fo:background-color="#ffffff"/>
    </style:style>
    <style:style style:name="T11" style:family="text">
      <style:text-properties fo:font-variant="normal" fo:text-transform="none" fo:color="#008200" style:font-name="Times New Roman" fo:font-size="12pt" fo:font-style="normal" fo:font-weight="normal" fo:background-color="#ffffff" style:font-size-asian="12pt" style:font-size-complex="12pt"/>
    </style:style>
    <style:style style:name="T12" style:family="text">
      <style:text-properties fo:font-variant="normal" fo:text-transform="none" fo:color="#008200" style:font-name="Times New Roman" fo:font-size="10pt" fo:font-style="normal" fo:font-weight="normal" fo:background-color="#ffffff" style:font-size-asian="10pt" style:font-size-complex="10pt"/>
    </style:style>
    <style:style style:name="T13" style:family="text">
      <style:text-properties fo:font-variant="normal" fo:text-transform="none" fo:color="#aa7700" style:font-name="Times New Roman" fo:font-style="normal" fo:font-weight="normal" fo:background-color="#ffffff"/>
    </style:style>
    <style:style style:name="T14" style:family="text">
      <style:text-properties fo:font-variant="normal" fo:text-transform="none" fo:color="#aa7700" style:font-name="Times New Roman" fo:font-size="12pt" fo:font-style="normal" fo:font-weight="normal" fo:background-color="#ffffff" style:font-size-asian="12pt" style:font-size-complex="12pt"/>
    </style:style>
    <style:style style:name="T15" style:family="text">
      <style:text-properties fo:font-variant="normal" fo:text-transform="none" fo:color="#aa7700" style:font-name="Times New Roman" fo:font-size="10pt" fo:font-style="normal" fo:font-weight="normal" fo:background-color="#ffffff" style:font-size-asian="10pt" style:font-size-complex="10pt"/>
    </style:style>
    <style:style style:name="T16" style:family="text">
      <style:text-properties fo:font-variant="normal" fo:text-transform="none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17" style:family="text">
      <style:text-properties fo:font-variant="normal" fo:text-transform="none" fo:color="#0000ff" style:font-name="Times New Roman" fo:font-style="normal" fo:font-weight="normal" fo:background-color="#ffffff"/>
    </style:style>
    <style:style style:name="T18" style:family="text">
      <style:text-properties fo:font-variant="normal" fo:text-transform="none" fo:color="#0000ff" style:font-name="Times New Roman" fo:font-size="12pt" fo:font-style="normal" fo:font-weight="normal" fo:background-color="#ffffff" style:font-size-asian="12pt" style:font-size-complex="12pt"/>
    </style:style>
    <style:style style:name="T19" style:family="text">
      <style:text-properties fo:font-variant="normal" fo:text-transform="none" fo:color="#0000ff" style:font-name="Times New Roman" fo:font-size="10pt" fo:font-style="normal" fo:font-weight="normal" fo:background-color="#ffffff" style:font-size-asian="10pt" style:font-size-complex="10pt"/>
    </style:style>
    <style:style style:name="T20" style:family="text">
      <style:text-properties fo:font-variant="normal" fo:text-transform="none" style:font-name="Times New Roman" fo:font-style="normal" fo:font-weight="normal" fo:background-color="#ffffff"/>
    </style:style>
    <style:style style:name="T21" style:family="text">
      <style:text-properties fo:font-variant="normal" fo:text-transform="none" style:font-name="Times New Roman" fo:font-size="12pt" fo:font-style="normal" fo:font-weight="normal" fo:background-color="#ffffff" style:font-size-asian="12pt" style:font-size-complex="12pt"/>
    </style:style>
    <style:style style:name="T22" style:family="text">
      <style:text-properties fo:font-variant="normal" fo:text-transform="none" style:font-name="Times New Roman" fo:font-size="10pt" fo:font-style="normal" fo:font-weight="normal" fo:background-color="#ffffff" style:font-size-asian="10pt" style:font-size-complex="10pt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chnikerschule Erlangen</text:p>
          </table:table-cell>
          <table:table-cell table:style-name="Table1.A1" office:value-type="string">
            <text:p text:style-name="Table_20_Contents">PHP Security Best Practice</text:p>
          </table:table-cell>
          <table:table-cell table:style-name="Table1.C1" office:value-type="string">
            <text:p text:style-name="Table_20_Contents">Datu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h text:style-name="P10" text:outline-level="2">1. Passwörter speichern</text:h>
      <text:h text:style-name="P9" text:outline-level="2">Verwendet die eingebauten Passwörter Hash Funktionen um Passwörter zu vergleichen oder speichern. </text:h>
      <text:h text:style-name="Heading_20_2" text:outline-level="2"><text:span text:style-name="T3">Unsicher sind Methoden wie md5 oder sha1</text:span></text:h>
      <text:p text:style-name="P2"><text:span text:style-name="T3"/></text:p>
      <text:p text:style-name="P2"><text:span text:style-name="T3">Verwende die eingebauten Funktionen die den bcrypt Algorithmus verwenden, zur Zeit der beste Algorithmus für password hashing.</text:span></text:p>
      <text:p text:style-name="P2"><text:span text:style-name="T3">Beispiel:</text:span></text:p>
      <text:section text:style-name="Sect1" text:name="highlighter_628637"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  <text:p text:style-name="P4">6</text:p>
              <text:p text:style-name="P4">7</text:p>
              <text:p text:style-name="P4">8</text:p>
              <text:p text:style-name="P4">9</text:p>
              <text:p text:style-name="P4">10</text:p>
              <text:p text:style-name="P4">11</text:p>
            </table:table-cell>
            <table:table-cell table:style-name="Tabelle1.A1" office:value-type="string">
              <text:p text:style-name="P6"><text:span text:style-name="Source_20_Text"><text:span text:style-name="T9">&lt;?php</text:span></text:span></text:p>
              <text:p text:style-name="P6"><text:span text:style-name="Source_20_Text"><text:span text:style-name="T12">// Hash the password. <text:s/>$hashedPassword will be a 60-character string.</text:span></text:span></text:p>
              <text:p text:style-name="P6"><text:span text:style-name="Source_20_Text"><text:span text:style-name="T15">$hashedPassword</text:span></text:span><text:span text:style-name="T22"> </text:span><text:span text:style-name="Source_20_Text"><text:span text:style-name="T9">= password_hash(</text:span></text:span><text:span text:style-name="Source_20_Text"><text:span text:style-name="T19">'my super cool password'</text:span></text:span><text:span text:style-name="Source_20_Text"><text:span text:style-name="T9">, PASSWORD_DEFAULT);</text:span></text:span></text:p>
              <text:p text:style-name="P5"><text:s/></text:p>
              <text:p text:style-name="P6"><text:span text:style-name="Source_20_Text"><text:span text:style-name="T12">// You can now safely store the contents of $hashedPassword in your database!</text:span></text:span></text:p>
              <text:p text:style-name="P5"><text:s/></text:p>
              <text:p text:style-name="P6"><text:span text:style-name="Source_20_Text"><text:span text:style-name="T12">// Check if a user has provided the correct password by comparing what they typed with our hash</text:span></text:span></text:p>
              <text:p text:style-name="P6"><text:span text:style-name="Source_20_Text"><text:span text:style-name="T9">password_verify(</text:span></text:span><text:span text:style-name="Source_20_Text"><text:span text:style-name="T19">'the wrong password'</text:span></text:span><text:span text:style-name="Source_20_Text"><text:span text:style-name="T9">, </text:span></text:span><text:span text:style-name="Source_20_Text"><text:span text:style-name="T15">$hashedPassword</text:span></text:span><text:span text:style-name="Source_20_Text"><text:span text:style-name="T9">); </text:span></text:span><text:span text:style-name="Source_20_Text"><text:span text:style-name="T12">// false</text:span></text:span></text:p>
              <text:p text:style-name="P5"><text:s/></text:p>
              <text:p text:style-name="P6"><text:span text:style-name="Source_20_Text"><text:span text:style-name="T9">password_verify(</text:span></text:span><text:span text:style-name="Source_20_Text"><text:span text:style-name="T19">'my super cool password'</text:span></text:span><text:span text:style-name="Source_20_Text"><text:span text:style-name="T9">, </text:span></text:span><text:span text:style-name="Source_20_Text"><text:span text:style-name="T15">$hashedPassword</text:span></text:span><text:span text:style-name="Source_20_Text"><text:span text:style-name="T9">); </text:span></text:span><text:span text:style-name="Source_20_Text"><text:span text:style-name="T12">// true</text:span></text:span></text:p>
              <text:p text:style-name="P7"><text:span text:style-name="Source_20_Text"><text:span text:style-name="T9">?&gt;</text:span></text:span></text:p>
            </table:table-cell>
          </table:table-row>
        </table:table>
      </text:section>
      <text:h text:style-name="P8" text:outline-level="4"/>
      <text:list xml:id="list7237658574986924969" text:style-name="L1">
        <text:list-header>
          <text:p text:style-name="P3"><text:span text:style-name="T4"/>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League Spartan" svg:font-family="'League Spartan', sans-serif"/>
    <style:font-face style:name="OpenSymbol" svg:font-family="Open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12-11T22:13:32.24</meta:creation-date>
    <dc:date>2017-12-11T22:21:19.54</dc:date>
    <dc:creator>Yvonne Fitzgerald</dc:creator>
    <meta:editing-duration>PT7M46S</meta:editing-duration>
    <meta:editing-cycles>2</meta:editing-cycles>
    <meta:generator>OpenOffice/4.1.4$Win32 OpenOffice.org_project/414m4$Build-9787</meta:generator>
    <meta:document-statistic meta:table-count="2" meta:image-count="0" meta:object-count="0" meta:page-count="1" meta:paragraph-count="31" meta:word-count="121" meta:character-count="828"/>
  </office:meta>
</office:document-meta>
</file>